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requirement">
      <style:text-properties style:text-underline-style="none" officeooo:paragraph-rsid="00107381"/>
    </style:style>
    <style:style style:name="P2" style:family="paragraph" style:parent-style-name="requirement">
      <style:text-properties officeooo:paragraph-rsid="00107381"/>
    </style:style>
    <style:style style:name="P3" style:family="paragraph" style:parent-style-name="requirement">
      <style:text-properties officeooo:rsid="00107381" officeooo:paragraph-rsid="00107381"/>
    </style:style>
    <style:style style:name="P4" style:family="paragraph" style:parent-style-name="requirement">
      <style:text-properties style:text-underline-style="solid" style:text-underline-type="double" style:text-underline-width="auto" style:text-underline-color="font-color" officeooo:rsid="0011a338" officeooo:paragraph-rsid="0011a338"/>
    </style:style>
    <style:style style:name="P5" style:family="paragraph" style:parent-style-name="requirement">
      <style:paragraph-properties fo:margin-left="2.388cm" fo:margin-right="0cm" fo:text-indent="0cm" style:auto-text-indent="false"/>
      <style:text-properties officeooo:paragraph-rsid="00107381"/>
    </style:style>
    <style:style style:name="P6" style:family="paragraph" style:parent-style-name="requirement">
      <style:text-properties officeooo:rsid="00107381" officeooo:paragraph-rsid="00107381"/>
    </style:style>
    <style:style style:name="P7" style:family="paragraph" style:parent-style-name="requirement">
      <style:text-properties officeooo:rsid="00107381" officeooo:paragraph-rsid="00135662"/>
    </style:style>
    <style:style style:name="P8" style:family="paragraph" style:parent-style-name="requirement">
      <style:text-properties style:text-underline-style="solid" style:text-underline-width="auto" style:text-underline-color="font-color" officeooo:paragraph-rsid="00107381"/>
    </style:style>
    <style:style style:name="P9" style:family="paragraph" style:parent-style-name="requirement">
      <style:text-properties style:text-underline-style="solid" style:text-underline-width="auto" style:text-underline-color="font-color" officeooo:rsid="00107381" officeooo:paragraph-rsid="00107381"/>
    </style:style>
    <style:style style:name="P10" style:family="paragraph" style:parent-style-name="requirement">
      <style:text-properties style:text-underline-style="solid" style:text-underline-width="auto" style:text-underline-color="font-color" officeooo:rsid="00107381" officeooo:paragraph-rsid="00135662"/>
    </style:style>
    <style:style style:name="P11" style:family="paragraph" style:parent-style-name="requirement">
      <style:text-properties style:text-underline-style="none" officeooo:paragraph-rsid="00107381"/>
    </style:style>
    <style:style style:name="P12" style:family="paragraph" style:parent-style-name="requirement">
      <style:text-properties style:text-underline-style="none" officeooo:paragraph-rsid="00135662"/>
    </style:style>
    <style:style style:name="P13" style:family="paragraph" style:parent-style-name="requirement">
      <style:text-properties style:text-underline-style="none" officeooo:rsid="00135662" officeooo:paragraph-rsid="00135662"/>
    </style:style>
    <style:style style:name="P14" style:family="paragraph" style:parent-style-name="requirement">
      <style:text-properties officeooo:rsid="00135662" officeooo:paragraph-rsid="0013566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07381"/>
    </style:style>
    <style:style style:name="T3" style:family="text">
      <style:text-properties officeooo:rsid="001356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Game:1</text:span> <text:span text:style-name="T1">Counting game:</text:span></text:p>
      <text:p text:style-name="P2"><text:tab/></text:p>
      <text:p text:style-name="P2"><text:tab/>Counting the number of given colors/objects and matching that count with the options given in a particular language.</text:p>
      <text:p text:style-name="P2"><text:s text:c="2"/></text:p>
      <text:p text:style-name="P3">Us1: <text:s text:c="6"/>User will start the game by selecting the language.</text:p>
      <text:p text:style-name="P14">Us2: <text:s text:c="7"/>User have an option to select the difficulty level.</text:p>
      <text:p text:style-name="P3">Us<text:span text:style-name="T3">3</text:span>: <text:s text:c="7"/>User will be displayed different colour objects for counting.</text:p>
      <text:p text:style-name="P3">Us<text:span text:style-name="T3">4</text:span>: <text:s text:c="8"/>If the user enter the count correctly then he will get the points. </text:p>
      <text:p text:style-name="P3">Us<text:span text:style-name="T3">5</text:span>: <text:s text:c="9"/>If the user enter the wrong count number then he will loose points.</text:p>
      <text:p text:style-name="P3">Us<text:span text:style-name="T3">6</text:span>: <text:s text:c="8"/>User can quit the game by clicking esc button</text:p>
      <text:p text:style-name="P3"/>
      <text:p text:style-name="P2"><text:span text:style-name="T2">Game</text:span>-2: <text:s text:c="4"/><text:span text:style-name="T1">Language word game</text:span></text:p>
      <text:p text:style-name="P2"/>
      <text:p text:style-name="P8">Identify the given object and then choose the matching option in that particular language.</text:p>
      <text:p text:style-name="P2"/>
      <text:p text:style-name="P3">Us1: <text:s text:c="6"/>User will start the game by selecting the language.</text:p>
      <text:p text:style-name="P14">Us2: <text:s text:c="7"/>User have an option to select the difficulty level.</text:p>
      <text:p text:style-name="P3">Us<text:span text:style-name="T3">3</text:span>: <text:s text:c="7"/>User will <text:s/>be showm an object and also a matrix of english words.</text:p>
      <text:p text:style-name="P3">Us<text:span text:style-name="T3">4</text:span>: <text:s text:c="8"/>User have to search for the name of the object in the matrix either horizontally of vertically.</text:p>
      <text:p text:style-name="P3">Us<text:span text:style-name="T3">5</text:span>: <text:s text:c="9"/>After every correct atempt he will be showm a different object.</text:p>
      <text:p text:style-name="P9">Us<text:span text:style-name="T3">6</text:span>: <text:s text:c="9"/>User can quit the game by clicking esc button</text:p>
      <text:p text:style-name="P1"/>
      <text:p text:style-name="P1"/>
      <text:p text:style-name="P12"><text:span text:style-name="T3">Game 3: maths game</text:span></text:p>
      <text:p text:style-name="P12"/>
      <text:p text:style-name="P12"><text:s text:c="5"/><text:span text:style-name="T3">User have to do some basic mathematic opetations using +,-,*,/ operations.</text:span></text:p>
      <text:p text:style-name="P12"/>
      <text:p text:style-name="P7">Us1: <text:s text:c="6"/>User will start the game by selecting the language.</text:p>
      <text:p text:style-name="P14">Us2: <text:s text:c="7"/>User have an option to select the difficulty level.</text:p>
      <text:p text:style-name="P7">Us2: <text:s text:c="7"/>User will <text:s/>be show<text:span text:style-name="T3">n two numbers with any one of the arthematic operator.</text:span></text:p>
      <text:p text:style-name="P7">Us3: <text:s text:c="7"/><text:span text:style-name="T3">User have to do do that calculation.</text:span></text:p>
      <text:p text:style-name="P7">Us4: <text:s text:c="9"/>After every correct atempt he will be showm a different <text:span text:style-name="T3">operator with <text:s/>different numbers</text:span>.</text:p>
      <text:p text:style-name="P10">Us5: <text:s text:c="9"/>User can quit the game by clicking esc button</text:p>
      <text:p text:style-name="P13"/>
      <text:p text:style-name="P12"><text:tab/></text:p>
      <text:p text:style-name="P1"><text:tab/></text:p>
      <text:p text:style-name="P1"><text:s text:c="3"/></text:p>
      <text:p text:style-name="P4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evel_20_4" style:display-name="level 4" style:family="paragraph" style:parent-style-name="Standard">
      <style:paragraph-properties fo:margin-left="1.118cm" fo:margin-right="0cm" fo:margin-top="0.212cm" fo:margin-bottom="0.212cm" style:contextual-spacing="false" fo:text-indent="0cm" style:auto-text-indent="false"/>
    </style:style>
    <style:style style:name="requirement" style:family="paragraph" style:parent-style-name="level_20_4">
      <style:paragraph-properties fo:margin-left="4.142cm" fo:margin-right="0cm" fo:margin-top="0cm" fo:margin-bottom="0cm" style:contextual-spacing="false" fo:text-indent="-1.75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21:05:17.583478208</meta:creation-date>
    <meta:generator>LibreOffice/4.2.4.2$Linux_X86_64 LibreOffice_project/420m0$Build-2</meta:generator>
    <dc:date>2015-09-25T21:27:03.248090037</dc:date>
    <meta:editing-duration>PT14M56S</meta:editing-duration>
    <meta:editing-cycles>4</meta:editing-cycles>
    <meta:document-statistic meta:table-count="0" meta:image-count="0" meta:object-count="0" meta:page-count="1" meta:paragraph-count="29" meta:word-count="263" meta:character-count="1645" meta:non-whitespace-character-count="1248"/>
  </office:meta>
</office:document-meta>
</file>